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map style:condition="cell-content()=0" style:apply-style-name="Accent" style:base-cell-address="medium_right.A2"/>
    </style:style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dium_righ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41.6028" calcext:value-type="float">
            <text:p>-41.6028</text:p>
          </table:table-cell>
          <table:table-cell office:value-type="float" office:value="-88.5336" calcext:value-type="float">
            <text:p>-88.5336</text:p>
          </table:table-cell>
          <table:table-cell office:value-type="float" office:value="-0.9392" calcext:value-type="float">
            <text:p>-0.9392</text:p>
          </table:table-cell>
        </table:table-row>
        <table:table-row table:style-name="ro1">
          <table:table-cell office:value-type="float" office:value="-41.9696" calcext:value-type="float">
            <text:p>-41.9696</text:p>
          </table:table-cell>
          <table:table-cell office:value-type="float" office:value="-89.2164" calcext:value-type="float">
            <text:p>-89.2164</text:p>
          </table:table-cell>
          <table:table-cell office:value-type="float" office:value="-0.6318" calcext:value-type="float">
            <text:p>-0.6318</text:p>
          </table:table-cell>
        </table:table-row>
        <table:table-row table:style-name="ro1">
          <table:table-cell office:value-type="float" office:value="-42.483" calcext:value-type="float">
            <text:p>-42.483</text:p>
          </table:table-cell>
          <table:table-cell office:value-type="float" office:value="-90.023" calcext:value-type="float">
            <text:p>-90.023</text:p>
          </table:table-cell>
          <table:table-cell office:value-type="float" office:value="-0.9002" calcext:value-type="float">
            <text:p>-0.9002</text:p>
          </table:table-cell>
        </table:table-row>
        <table:table-row table:style-name="ro1">
          <table:table-cell office:value-type="float" office:value="-41.8128" calcext:value-type="float">
            <text:p>-41.8128</text:p>
          </table:table-cell>
          <table:table-cell office:value-type="float" office:value="-88.954" calcext:value-type="float">
            <text:p>-88.954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-42.6658" calcext:value-type="float">
            <text:p>-42.6658</text:p>
          </table:table-cell>
          <table:table-cell office:value-type="float" office:value="-90.2838" calcext:value-type="float">
            <text:p>-90.2838</text:p>
          </table:table-cell>
          <table:table-cell office:value-type="float" office:value="-0.9078" calcext:value-type="float">
            <text:p>-0.9078</text:p>
          </table:table-cell>
        </table:table-row>
        <table:table-row table:style-name="ro1">
          <table:table-cell office:value-type="float" office:value="-42.1776" calcext:value-type="float">
            <text:p>-42.1776</text:p>
          </table:table-cell>
          <table:table-cell office:value-type="float" office:value="-89.649" calcext:value-type="float">
            <text:p>-89.649</text:p>
          </table:table-cell>
          <table:table-cell office:value-type="float" office:value="-0.702" calcext:value-type="float">
            <text:p>-0.702</text:p>
          </table:table-cell>
        </table:table-row>
        <table:table-row table:style-name="ro1">
          <table:table-cell office:value-type="float" office:value="-42.7182" calcext:value-type="float">
            <text:p>-42.7182</text:p>
          </table:table-cell>
          <table:table-cell office:value-type="float" office:value="-90.3878" calcext:value-type="float">
            <text:p>-90.3878</text:p>
          </table:table-cell>
          <table:table-cell office:value-type="float" office:value="-0.8802" calcext:value-type="float">
            <text:p>-0.8802</text:p>
          </table:table-cell>
        </table:table-row>
        <table:table-row table:style-name="ro1">
          <table:table-cell office:value-type="float" office:value="-42.0766" calcext:value-type="float">
            <text:p>-42.0766</text:p>
          </table:table-cell>
          <table:table-cell office:value-type="float" office:value="-89.3492" calcext:value-type="float">
            <text:p>-89.3492</text:p>
          </table:table-cell>
          <table:table-cell office:value-type="float" office:value="-0.913" calcext:value-type="float">
            <text:p>-0.913</text:p>
          </table:table-cell>
        </table:table-row>
        <table:table-row table:style-name="ro1">
          <table:table-cell office:value-type="float" office:value="-42.195" calcext:value-type="float">
            <text:p>-42.195</text:p>
          </table:table-cell>
          <table:table-cell office:value-type="float" office:value="-89.612" calcext:value-type="float">
            <text:p>-89.612</text:p>
          </table:table-cell>
          <table:table-cell office:value-type="float" office:value="-0.8988" calcext:value-type="float">
            <text:p>-0.8988</text:p>
          </table:table-cell>
        </table:table-row>
        <table:table-row table:style-name="ro1">
          <table:table-cell office:value-type="float" office:value="-42.1152" calcext:value-type="float">
            <text:p>-42.1152</text:p>
          </table:table-cell>
          <table:table-cell office:value-type="float" office:value="-89.4164" calcext:value-type="float">
            <text:p>-89.4164</text:p>
          </table:table-cell>
          <table:table-cell office:value-type="float" office:value="-0.892" calcext:value-type="float">
            <text:p>-0.892</text:p>
          </table:table-cell>
        </table:table-row>
        <table:table-row table:style-name="ro1">
          <table:table-cell office:value-type="float" office:value="-42.5528" calcext:value-type="float">
            <text:p>-42.5528</text:p>
          </table:table-cell>
          <table:table-cell office:value-type="float" office:value="-90.126" calcext:value-type="float">
            <text:p>-90.126</text:p>
          </table:table-cell>
          <table:table-cell office:value-type="float" office:value="-0.8968" calcext:value-type="float">
            <text:p>-0.8968</text:p>
          </table:table-cell>
        </table:table-row>
        <table:table-row table:style-name="ro1">
          <table:table-cell office:value-type="float" office:value="-42.4132" calcext:value-type="float">
            <text:p>-42.4132</text:p>
          </table:table-cell>
          <table:table-cell office:value-type="float" office:value="-89.9128" calcext:value-type="float">
            <text:p>-89.9128</text:p>
          </table:table-cell>
          <table:table-cell office:value-type="float" office:value="-0.8132" calcext:value-type="float">
            <text:p>-0.8132</text:p>
          </table:table-cell>
        </table:table-row>
        <table:table-row table:style-name="ro1">
          <table:table-cell office:value-type="float" office:value="-42.1044" calcext:value-type="float">
            <text:p>-42.1044</text:p>
          </table:table-cell>
          <table:table-cell office:value-type="float" office:value="-89.4678" calcext:value-type="float">
            <text:p>-89.4678</text:p>
          </table:table-cell>
          <table:table-cell office:value-type="float" office:value="-0.908" calcext:value-type="float">
            <text:p>-0.908</text:p>
          </table:table-cell>
        </table:table-row>
        <table:table-row table:style-name="ro1">
          <table:table-cell office:value-type="float" office:value="-42.15" calcext:value-type="float">
            <text:p>-42.15</text:p>
          </table:table-cell>
          <table:table-cell office:value-type="float" office:value="-89.45" calcext:value-type="float">
            <text:p>-89.45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-40.9892" calcext:value-type="float">
            <text:p>-40.9892</text:p>
          </table:table-cell>
          <table:table-cell office:value-type="float" office:value="-87.7948" calcext:value-type="float">
            <text:p>-87.7948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-42.46" calcext:value-type="float">
            <text:p>-42.46</text:p>
          </table:table-cell>
          <table:table-cell office:value-type="float" office:value="-89.98" calcext:value-type="float">
            <text:p>-89.98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41.7858" calcext:value-type="float">
            <text:p>-41.7858</text:p>
          </table:table-cell>
          <table:table-cell office:value-type="float" office:value="-88.9692" calcext:value-type="float">
            <text:p>-88.9692</text:p>
          </table:table-cell>
          <table:table-cell office:value-type="float" office:value="-0.9198" calcext:value-type="float">
            <text:p>-0.9198</text:p>
          </table:table-cell>
        </table:table-row>
        <table:table-row table:style-name="ro1">
          <table:table-cell office:value-type="float" office:value="-42.3532" calcext:value-type="float">
            <text:p>-42.3532</text:p>
          </table:table-cell>
          <table:table-cell office:value-type="float" office:value="-89.8228" calcext:value-type="float">
            <text:p>-89.8228</text:p>
          </table:table-cell>
          <table:table-cell office:value-type="float" office:value="-0.8044" calcext:value-type="float">
            <text:p>-0.8044</text:p>
          </table:table-cell>
        </table:table-row>
        <table:table-row table:style-name="ro1">
          <table:table-cell office:value-type="float" office:value="-42.0794" calcext:value-type="float">
            <text:p>-42.0794</text:p>
          </table:table-cell>
          <table:table-cell office:value-type="float" office:value="-89.4316" calcext:value-type="float">
            <text:p>-89.4316</text:p>
          </table:table-cell>
          <table:table-cell office:value-type="float" office:value="-0.9094" calcext:value-type="float">
            <text:p>-0.9094</text:p>
          </table:table-cell>
        </table:table-row>
        <table:table-row table:style-name="ro1">
          <table:table-cell office:value-type="float" office:value="-42.6298" calcext:value-type="float">
            <text:p>-42.6298</text:p>
          </table:table-cell>
          <table:table-cell office:value-type="float" office:value="-90.241" calcext:value-type="float">
            <text:p>-90.241</text:p>
          </table:table-cell>
          <table:table-cell office:value-type="float" office:value="-0.9" calcext:value-type="float">
            <text:p>-0.9</text:p>
          </table:table-cell>
        </table:table-row>
        <calcext:conditional-formats>
          <calcext:conditional-format calcext:target-range-address="medium_right.A1:medium_right.A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dium_right.A2:medium_righ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medium_right.A2"/>
          </calcext:conditional-format>
          <calcext:conditional-format calcext:target-range-address="medium_right.B2:medium_righ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dium_right.C2:medium_righ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09:30:16.744076234</dc:date>
    <meta:editing-duration>PT10H8M51S</meta:editing-duration>
    <meta:editing-cycles>1</meta:editing-cycles>
    <meta:document-statistic meta:table-count="1" meta:cell-count="63" meta:object-count="0"/>
    <meta:generator>LibreOffice/6.0.4.2$Linux_X86_64 LibreOffice_project/00m0$Build-2</meta:generator>
  </office:meta>
</office:document-meta>
</file>